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b60c"/>
    </style:style>
    <style:style style:name="P3" style:family="paragraph" style:parent-style-name="Standard">
      <style:paragraph-properties fo:text-align="start" style:justify-single-word="false"/>
      <style:text-properties officeooo:paragraph-rsid="0019b60c"/>
    </style:style>
    <style:style style:name="P4" style:family="paragraph" style:parent-style-name="Standard">
      <style:paragraph-properties fo:text-align="center" style:justify-single-word="false"/>
      <style:text-properties officeooo:paragraph-rsid="0019b60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7c6e"/>
    </style:style>
    <style:style style:name="T3" style:family="text">
      <style:text-properties officeooo:rsid="0017d435"/>
    </style:style>
    <style:style style:name="T4" style:family="text">
      <style:text-properties officeooo:rsid="001a7c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7.01" style:data-style-name="N0">7.01</text:variable-set>: <text:span text:style-name="T3">Impulse and Momentum</text:span></text:p>
      <text:p text:style-name="P4"/>
      <text:list xml:id="list4478148766376213789" text:style-name="L1">
        <text:list-item>
          <text:p text:style-name="P2">A 100 kg man is running at <text:span text:style-name="T4">3</text:span> m/s. <text:s/>What is his momentum?</text:p>
        </text:list-item>
      </text:list>
      <text:p text:style-name="P3"/>
      <text:p text:style-name="P3"/>
      <text:p text:style-name="P3"/>
      <text:p text:style-name="P3"/>
      <text:p text:style-name="P3"/>
      <text:list xml:id="list73425952685554" text:continue-numbering="true" text:style-name="L1">
        <text:list-item>
          <text:p text:style-name="P2">You push a shopping cart with a force of 15 newtons for t<text:span text:style-name="T4">hree</text:span> seconds. <text:s/>What is the impulse imparted on the shopping cart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426285982250" text:continue-numbering="true" text:style-name="L1">
        <text:list-item>
          <text:p text:style-name="P2">An 800 kg car is driving eastward at 1<text:span text:style-name="T4">4</text:span> m/s. <text:s/>A 1500 kg truck is traveling westbound at <text:span text:style-name="T4">7</text:span> m/s. <text:s/>The vehicles collide and stick together. <text:s/>What is the final velocity of the vehicle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425342926690" text:continue-numbering="true" text:style-name="L1">
        <text:list-item>
          <text:p text:style-name="P2">A 0.3 kg ball is rolling toward you at <text:span text:style-name="T4">3</text:span> m/s. <text:s/>You kick the ball with a force of <text:span text:style-name="T4">25</text:span> Newtons. <text:s/>You are in contact with the ball for 0.2 seconds. <text:s/>What is the final velocity of the ball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427233301931" text:continue-numbering="true" text:style-name="L1">
        <text:list-item>
          <text:p text:style-name="P2">Billy-bob is standing on a skateboard. <text:s/>He throws a 0.5 kg ball toward the east at <text:span text:style-name="T4">1</text:span>5 m/s. <text:s/>If Billy-Bob has a mass of <text:span text:style-name="T4">65</text:span> kg, what velocity does he roll backward wi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426841302617" text:continue-numbering="true" text:style-name="L1">
        <text:list-item>
          <text:p text:style-name="P2"><text:soft-page-break/>A 75 kg wide-reciever is traveling north at <text:span text:style-name="T4">6</text:span> m/s. <text:s/>A 100 kg linebacker runs directly east at <text:span text:style-name="T4">7</text:span> m/s. The linebacker attempts to tackle the wide-reciever (and thus the two are stuck together after colliding). </text:p>
          <text:list>
            <text:list-item>
              <text:p text:style-name="P2">This collision was:</text:p>
            </text:list-item>
          </text:list>
        </text:list-item>
      </text:list>
      <text:p text:style-name="P3"><text:tab/><text:tab/>_____ Perfectly Elastic <text:tab/>_____ Perfectly Inelastic<text:tab/>_____Semi-elastic</text:p>
      <text:p text:style-name="P3"/>
      <text:list xml:id="list73425755456620" text:continue-numbering="true" text:style-name="L1">
        <text:list-item>
          <text:list>
            <text:list-item>
              <text:p text:style-name="P2">What is the final velocity of the two players? <text:s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425711891932" text:continue-numbering="true" text:style-name="L1">
        <text:list-item>
          <text:list>
            <text:list-item>
              <text:p text:style-name="P2">What is their direction of travel?</text:p>
            </text:list-item>
          </text:list>
        </text:list-item>
      </text:list>
      <text:p text:style-name="P3"/>
      <text:p text:style-name="P3"/>
      <text:p text:style-name="P3"/>
      <text:list xml:id="list73425556102852" text:continue-numbering="true" text:style-name="L1">
        <text:list-item>
          <text:p text:style-name="P2">Luke Skywalker has a mass of <text:span text:style-name="T4">6</text:span>5 kg, and is running toward Darth Vader at <text:span text:style-name="T4">3</text:span> m/s. <text:s/>Darth Vader kicks Luke, which sends him flying backward at <text:span text:style-name="T4">7</text:span> m/s. <text:s/>If Darth Vader's foot was in contact with Luke for 0.<text:span text:style-name="T4">3</text:span> seconds, what is the size of the force that Darth Vader used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425209463812" text:continue-numbering="true" text:style-name="L1">
        <text:list-item>
          <text:p text:style-name="P2">A blue billiard ball, with a mass of 0.25 kg, rolls toward the east at <text:span text:style-name="T4">3</text:span> m/s. <text:s/>It strikes a red billiard ball of the same mass that is traveling northward at <text:span text:style-name="T4">4</text:span> m/s. <text:s/>The blue ball comes to a complete stop. The time of contact between the balls is 0.25 seconds. <text:s/></text:p>
          <text:list>
            <text:list-item>
              <text:p text:style-name="P2">What is the final speed of the red ball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425990495742" text:continue-numbering="true" text:style-name="L1">
        <text:list-item>
          <text:list>
            <text:list-item>
              <text:p text:style-name="P2">What direction does the red ball travel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425190474750" text:continue-numbering="true" text:style-name="L1">
        <text:list-item>
          <text:list>
            <text:list-item>
              <text:p text:style-name="P2">What is the force that the blue ball put on the red one?</text:p>
            </text:list-item>
          </text:list>
        </text:list-item>
      </text:list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7c6e"/>
    </style:style>
    <style:style style:name="MT2" style:family="text">
      <style:text-properties style:text-position="super 58%" officeooo:rsid="001a7c6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1-07T07:34:25.034080320" text:date-adjust="PT24H00M00S">01/08/16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31:09.639879493</meta:creation-date>
    <meta:editing-duration>PT3M14S</meta:editing-duration>
    <meta:editing-cycles>3</meta:editing-cycles>
    <meta:generator>LibreOffice/4.3.7.2$Linux_X86_64 LibreOffice_project/430$Build-2</meta:generator>
    <dc:date>2016-01-07T07:34:24.961203673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